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itle">
      <style:paragraph-properties fo:text-align="justify" style:justify-single-word="false"/>
    </style:style>
    <style:style style:name="P9" style:family="paragraph" style:parent-style-name="Table_20_Heading">
      <style:text-properties fo:font-size="11pt" officeooo:rsid="001c9067" officeooo:paragraph-rsid="001c9067" style:font-size-asian="10.5pt"/>
    </style:style>
    <style:style style:name="P10" style:family="paragraph" style:parent-style-name="Table_20_Contents">
      <style:paragraph-properties fo:text-align="justify" style:justify-single-word="false"/>
      <style:text-properties fo:font-size="11pt" style:font-size-asian="10.5pt"/>
    </style:style>
    <style:style style:name="P11" style:family="paragraph" style:parent-style-name="Table_20_Contents">
      <style:paragraph-properties fo:text-align="justify" style:justify-single-word="false"/>
      <style:text-properties fo:font-size="11pt" officeooo:rsid="001c9067" officeooo:paragraph-rsid="001c9067" style:font-size-asian="10.5pt"/>
    </style:style>
    <style:style style:name="P12" style:family="paragraph" style:parent-style-name="Table_20_Contents">
      <style:paragraph-properties fo:text-align="justify" style:justify-single-word="false"/>
      <style:text-properties fo:font-size="11pt" officeooo:rsid="00209828" officeooo:paragraph-rsid="00209828" style:font-size-asian="10.5pt"/>
    </style:style>
    <style:style style:name="P13" style:family="paragraph" style:parent-style-name="Heading_20_1">
      <style:paragraph-properties fo:text-align="justify" style:justify-single-word="false"/>
      <style:text-properties officeooo:rsid="0003627e" officeooo:paragraph-rsid="0003627e"/>
    </style:style>
    <style:style style:name="P14" style:family="paragraph" style:parent-style-name="Heading_20_2">
      <style:paragraph-properties fo:text-align="justify" style:justify-single-word="false"/>
    </style:style>
    <style:style style:name="P15" style:family="paragraph" style:parent-style-name="Heading_20_2" style:list-style-name=""/>
    <style:style style:name="P16" style:family="paragraph" style:parent-style-name="Heading_20_2">
      <style:text-properties officeooo:rsid="00184cc2" officeooo:paragraph-rsid="00184cc2"/>
    </style:style>
    <style:style style:name="P17" style:family="paragraph" style:parent-style-name="Heading_20_2">
      <style:paragraph-properties fo:break-before="page"/>
      <style:text-properties officeooo:paragraph-rsid="001316cf"/>
    </style:style>
    <style:style style:name="P18" style:family="paragraph" style:parent-style-name="Heading_20_3">
      <style:paragraph-properties fo:text-align="justify" style:justify-single-word="false"/>
    </style:style>
    <style:style style:name="P19" style:family="paragraph" style:parent-style-name="Table_20_Contents">
      <style:paragraph-properties fo:text-align="justify" style:justify-single-word="false"/>
      <style:text-properties fo:font-size="11pt" officeooo:rsid="0021e9e5" officeooo:paragraph-rsid="0021e9e5" style:font-size-asian="10.5pt"/>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4 Coursework</text:p>
      <text:h text:style-name="P13" text:outline-level="1">Analysis</text:h>
      <text:h text:style-name="P14" text:outline-level="2">Introduction</text:h>
      <text:h text:style-name="P18"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18"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15" text:outline-level="2"/>
      <text:h text:style-name="P17"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16"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9"><text:span text:style-name="T10">S</text:span>ource</text:p>
            </table:table-cell>
            <table:table-cell table:style-name="Source-Destination.A1" office:value-type="string">
              <text:p text:style-name="P9">Destination</text:p>
            </table:table-cell>
            <table:table-cell table:style-name="Source-Destination.A1" office:value-type="string">
              <text:p text:style-name="P9">Example Data</text:p>
            </table:table-cell>
            <table:table-cell table:style-name="Source-Destination.D1" office:value-type="string">
              <text:p text:style-name="P9">Destination</text:p>
            </table:table-cell>
          </table:table-row>
        </table:table-header-rows>
        <table:table-row>
          <table:table-cell table:style-name="Source-Destination.A2" office:value-type="string">
            <text:p text:style-name="P11">Meeting Owner</text:p>
          </table:table-cell>
          <table:table-cell table:style-name="Source-Destination.A2" office:value-type="string">
            <text:p text:style-name="P11">Meeting title, meeting location, meeting date &amp; time, people requested to attend the meeting</text:p>
          </table:table-cell>
          <table:table-cell table:style-name="Source-Destination.A2" office:value-type="string">
            <text:p text:style-name="P11">Coffee with Steve; Ian's Coffee House; Tuesday 13<text:span text:style-name="T8">th</text:span> October 10:15am; with Steve, Joel and Sabrina</text:p>
          </table:table-cell>
          <table:table-cell table:style-name="Source-Destination.D2" office:value-type="string">
            <text:p text:style-name="P11">Meeting Attendees</text:p>
          </table:table-cell>
        </table:table-row>
        <table:table-row>
          <table:table-cell table:style-name="Source-Destination.A2" office:value-type="string">
            <text:p text:style-name="P11">Meeting Attendee</text:p>
          </table:table-cell>
          <table:table-cell table:style-name="Source-Destination.A2" office:value-type="string">
            <text:p text:style-name="P11">Meeting title, <text:span text:style-name="T9">Confirm Attendance? </text:span></text:p>
          </table:table-cell>
          <table:table-cell table:style-name="Source-Destination.A2" office:value-type="string">
            <text:p text:style-name="P12">Coffee with Steve, Attending</text:p>
          </table:table-cell>
          <table:table-cell table:style-name="Source-Destination.D2" office:value-type="string">
            <text:p text:style-name="P12">Meeting Owner</text:p>
          </table:table-cell>
        </table:table-row>
        <table:table-row>
          <table:table-cell table:style-name="Source-Destination.A2" office:value-type="string">
            <text:p text:style-name="P19">Task Owner</text:p>
          </table:table-cell>
          <table:table-cell table:style-name="Source-Destination.A2" office:value-type="string">
            <text:p text:style-name="P19">Task title and a brief description of the task</text:p>
          </table:table-cell>
          <table:table-cell table:style-name="Source-Destination.A2" office:value-type="string">
            <text:p text:style-name="P19">Refile the copier paper; Make sure you use the yellow paper for this week's service sheets.</text:p>
          </table:table-cell>
          <table:table-cell table:style-name="Source-Destination.D2" office:value-type="string">
            <text:p text:style-name="P19">A scrap of paper pinned to a noticeboard, or a blank page in a personal notebook</text:p>
          </table:table-cell>
        </table:table-row>
        <table:table-row>
          <table:table-cell table:style-name="Source-Destination.A2" office:value-type="string">
            <text:p text:style-name="P10"/>
          </table:table-cell>
          <table:table-cell table:style-name="Source-Destination.A2" office:value-type="string">
            <text:p text:style-name="P10"/>
          </table:table-cell>
          <table:table-cell table:style-name="Source-Destination.A2" office:value-type="string">
            <text:p text:style-name="P10"/>
          </table:table-cell>
          <table:table-cell table:style-name="Source-Destination.D2" office:value-type="string">
            <text:p text:style-name="P10"/>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1H50M5S</meta:editing-duration>
    <meta:editing-cycles>20</meta:editing-cycles>
    <meta:generator>LibreOffice/5.0.5.2$Linux_X86_64 LibreOffice_project/00m0$Build-2</meta:generator>
    <dc:date>2016-03-16T23:24:59.377913824</dc:date>
    <dc:creator>Peter East</dc:creator>
    <meta:document-statistic meta:table-count="1" meta:image-count="0" meta:object-count="0" meta:page-count="2" meta:paragraph-count="35" meta:word-count="797" meta:character-count="4685" meta:non-whitespace-character-count="3917"/>
  </office:meta>
</office:document-meta>
</file>